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draw:fill="none" draw:fill-color="#99ccff" fo:min-height="2.265cm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7cm"/>
    </style:style>
    <style:style style:name="gr6" style:family="graphic" style:parent-style-name="standard" style:list-style-name="L8">
      <style:graphic-properties draw:stroke="none" draw:fill="none" draw:fill-color="#99ccff" fo:min-height="12.33cm" draw:shadow-offset-x="0.305cm" draw:shadow-offset-y="0.305cm"/>
    </style:style>
    <style:style style:name="gr7" style:family="graphic" style:parent-style-name="standard" style:list-style-name="L8">
      <style:graphic-properties draw:stroke="none" draw:fill="none" draw:fill-color="#99ccff" fo:min-height="11.085cm" draw:shadow-offset-x="0.305cm" draw:shadow-offset-y="0.305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3cm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fo:min-height="10.841cm"/>
    </style:style>
    <style:style style:name="pr1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12.679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>
      <style:graphic-properties draw:fill-color="#ffffff" draw:auto-grow-height="true" fo:min-height="1.387cm"/>
    </style:style>
    <style:style style:name="pr17" style:family="presentation" style:parent-style-name="Default-outline1" style:list-style-name="L4">
      <style:graphic-properties draw:fill-color="#ffffff" fo:min-height="12.751cm"/>
    </style:style>
    <style:style style:name="pr18" style:family="presentation" style:parent-style-name="Default-notes">
      <style:graphic-properties draw:fill-color="#ffffff" fo:min-height="11.282cm"/>
    </style:style>
    <style:style style:name="pr19" style:family="presentation" style:parent-style-name="Default-outline1" style:list-style-name="L4">
      <style:graphic-properties draw:fill-color="#ffffff" fo:min-height="12.301cm"/>
    </style:style>
    <style:style style:name="pr20" style:family="presentation" style:parent-style-name="Default-outline1" style:list-style-name="L4">
      <style:graphic-properties draw:fill-color="#ffffff" fo:min-height="12.642cm"/>
    </style:style>
    <style:style style:name="pr21" style:family="presentation" style:parent-style-name="Default-outline1" style:list-style-name="L4">
      <style:graphic-properties draw:fill-color="#ffffff" fo:min-height="12.642cm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3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8.407cm" fo:min-width="0cm" fo:padding-top="0cm" fo:padding-bottom="0cm" fo:padding-left="0cm" fo:padding-right="0cm" fo:wrap-option="no-wrap" draw:shadow="hidden" draw:shadow-color="#808080"/>
    </style:style>
    <style:style style:name="pr2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7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9" style:family="presentation" style:parent-style-name="Default-outline1" style:list-style-name="L7">
      <style:graphic-properties draw:stroke="none" draw:fill="none" draw:fill-color="#ffffff" draw:auto-grow-height="true" fo:min-height="10.842cm"/>
    </style:style>
    <style:style style:name="pr3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4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.356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cm" fo:margin-bottom="0.356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cm" fo:margin-bottom="0.356cm" text:enable-numbering="true" fo:text-indent="-0.635cm"/>
    </style:style>
    <style:style style:name="P15" style:family="paragraph">
      <style:paragraph-properties fo:margin-left="3.175cm" fo:margin-right="0cm" fo:margin-top="0cm" fo:margin-bottom="0.356cm" fo:line-height="100%" text:enable-numbering="true" fo:text-indent="-0.635cm" style:punctuation-wrap="hanging" style:line-break="strict"/>
    </style:style>
    <style:style style:name="P16" style:family="paragraph">
      <style:paragraph-properties fo:margin-left="0.635cm" fo:margin-right="0cm" fo:margin-top="0cm" fo:margin-bottom="0.356cm" text:enable-numbering="true" fo:text-indent="-0.635cm"/>
    </style:style>
    <style:style style:name="P17" style:family="paragraph">
      <style:paragraph-properties fo:margin-left="0.635cm" fo:margin-right="0cm" fo:margin-top="0cm" fo:margin-bottom="0.356cm" fo:text-indent="-0.635cm" style:writing-mode="lr-tb"/>
    </style:style>
    <style:style style:name="P18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9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20" style:family="paragraph">
      <style:paragraph-properties fo:margin-left="2.076cm" fo:margin-right="0cm" text:enable-numbering="true" fo:text-indent="-0.784cm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2.076cm" fo:margin-right="0cm" fo:margin-top="0cm" fo:margin-bottom="0.356cm" text:enable-numbering="true" fo:text-indent="-0.784cm"/>
    </style:style>
    <style:style style:name="P23" style:family="paragraph">
      <style:paragraph-properties fo:margin-left="0.635cm" fo:margin-right="0cm" text:enable-numbering="true" fo:text-indent="-0.635cm"/>
    </style:style>
    <style:style style:name="P24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5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/>
    </style:style>
    <style:style style:name="P26" style:family="paragraph">
      <style:paragraph-properties fo:margin-left="3.175cm" fo:margin-right="0cm" fo:margin-top="0cm" fo:margin-bottom="0.356cm" text:enable-numbering="false" fo:text-indent="-0.635cm"/>
    </style:style>
    <style:style style:name="P27" style:family="paragraph">
      <style:paragraph-properties fo:margin-left="0.635cm" fo:margin-right="0cm" fo:margin-top="0cm" fo:margin-bottom="0.356cm" fo:line-height="150%" text:enable-numbering="true" fo:text-indent="-0.635cm" style:punctuation-wrap="hanging" style:line-break="strict" style:writing-mode="lr-tb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text:enable-numbering="false" fo:text-indent="0cm"/>
    </style:style>
    <style:style style:name="P30" style:family="paragraph">
      <style:paragraph-properties fo:margin-left="2.076cm" fo:margin-right="0cm" fo:margin-top="0cm" fo:margin-bottom="0.356cm" text:enable-numbering="false" fo:text-indent="-0.784cm"/>
    </style:style>
    <style:style style:name="P31" style:family="paragraph">
      <style:paragraph-properties fo:margin-left="0cm" fo:margin-right="0cm" text:enable-numbering="false" fo:text-indent="0cm"/>
      <style:text-properties fo:font-size="32pt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34" style:family="paragraph">
      <style:paragraph-properties fo:margin-left="0.635cm" fo:margin-right="0cm" fo:line-height="150%" text:enable-numbering="true" fo:text-indent="-0.635cm"/>
    </style:style>
    <style:style style:name="P35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36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7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6pt"/>
    </style:style>
    <style:style style:name="P38" style:family="paragraph">
      <style:paragraph-properties fo:margin-left="0cm" fo:margin-right="0cm" fo:text-indent="0cm"/>
      <style:text-properties style:use-window-font-color="true"/>
    </style:style>
    <style:style style:name="P39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40" style:family="paragraph">
      <style:paragraph-properties fo:margin-left="0.635cm" fo:margin-right="0cm" fo:margin-top="0cm" fo:margin-bottom="0.356cm" text:enable-numbering="true" fo:text-indent="-0.61cm"/>
    </style:style>
    <style:style style:name="P41" style:family="paragraph">
      <style:paragraph-properties fo:margin-left="0.635cm" fo:margin-right="0cm" fo:margin-top="0cm" fo:margin-bottom="0.356cm" text:enable-numbering="true" fo:text-indent="-0.61cm"/>
      <style:text-properties fo:font-size="20pt"/>
    </style:style>
    <style:style style:name="P42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43" style:family="paragraph">
      <style:paragraph-properties style:writing-mode="lr-tb"/>
      <style:text-properties fo:font-size="16pt"/>
    </style:style>
    <style:style style:name="P44" style:family="paragraph">
      <style:paragraph-properties fo:margin-left="0.635cm" fo:margin-right="0cm" fo:margin-top="0cm" fo:margin-bottom="0.356cm" fo:text-indent="-0.635cm"/>
    </style:style>
    <style:style style:name="P45" style:family="paragraph">
      <style:paragraph-properties fo:margin-left="2.076cm" fo:margin-right="0cm" fo:margin-top="0cm" fo:margin-bottom="0.356cm" fo:text-indent="-0.784cm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6pt" fo:language="en" fo:country="GB" fo:font-weight="normal" style:font-size-asian="16pt" style:font-size-complex="16pt"/>
    </style:style>
    <style:style style:name="T9" style:family="text">
      <style:text-properties fo:color="#ccccff" fo:font-size="16pt" fo:language="en" fo:country="GB" fo:font-weight="normal" style:font-size-asian="16pt" style:font-size-complex="16pt"/>
    </style:style>
    <style:style style:name="T10" style:family="text">
      <style:text-properties fo:font-size="18pt" fo:language="en" fo:country="GB" style:font-size-asian="16pt" style:font-size-complex="16pt"/>
    </style:style>
    <style:style style:name="T11" style:family="text">
      <style:text-properties fo:font-size="14pt" fo:language="en" fo:country="GB" style:font-size-asian="16pt" style:font-size-complex="16pt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fo:color="#000000" fo:language="en" fo:country="GB"/>
    </style:style>
    <style:style style:name="T14" style:family="text">
      <style:text-properties fo:color="#000000" fo:font-size="44pt" fo:language="en" fo:country="GB" fo:font-weight="bold" style:font-size-asian="44pt" style:font-size-complex="44pt"/>
    </style:style>
    <style:style style:name="T15" style:family="text">
      <style:text-properties fo:font-size="20pt" fo:language="en" fo:country="GB" style:font-size-asian="18pt" style:font-size-complex="18pt"/>
    </style:style>
    <style:style style:name="T16" style:family="text">
      <style:text-properties fo:font-family="'Courier New'" style:font-family-generic="modern" style:font-pitch="fixed" fo:font-size="16pt" fo:language="en" fo:country="GB" style:font-size-asian="18pt" style:font-size-complex="18pt"/>
    </style:style>
    <style:style style:name="T17" style:family="text">
      <style:text-properties fo:font-family="'Courier New'" style:font-family-generic="modern" style:font-pitch="fixed" fo:font-size="14pt" fo:language="en" fo:country="GB" style:font-size-asian="18pt" style:font-size-complex="18pt"/>
    </style:style>
    <style:style style:name="T18" style:family="text">
      <style:text-properties fo:font-size="32pt" fo:language="en" fo:country="GB" style:font-size-asian="18pt" style:font-size-complex="18pt"/>
    </style:style>
    <style:style style:name="T19" style:family="text">
      <style:text-properties fo:font-size="20pt" fo:language="en" fo:country="GB" fo:font-weight="bold" style:font-size-asian="18pt" style:font-size-complex="18pt"/>
    </style:style>
    <style:style style:name="T20" style:family="text">
      <style:text-properties fo:font-size="32pt"/>
    </style:style>
    <style:style style:name="T21" style:family="text">
      <style:text-properties fo:font-family="Arial" style:font-family-generic="swiss" style:font-pitch="variable" fo:font-size="20pt" fo:language="en" fo:country="GB" style:font-size-asian="18pt" style:font-size-complex="18pt"/>
    </style:style>
    <style:style style:name="T22" style:family="text">
      <style:text-properties fo:color="#000000" fo:font-family="'Courier New'" style:font-family-generic="modern" style:font-pitch="fixed" fo:font-size="16pt" fo:language="en" fo:country="GB" style:font-size-asian="14pt" style:font-size-complex="14pt"/>
    </style:style>
    <style:style style:name="T23" style:family="text">
      <style:text-properties fo:font-size="16pt"/>
    </style:style>
    <style:style style:name="T24" style:family="text">
      <style:text-properties style:use-window-font-color="true" fo:font-weight="bold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Courier New'" style:font-size-asian="10pt" style:language-asian="none" style:country-asian="none" style:font-style-asian="normal" style:font-weight-asian="normal" style:font-family-complex="'Courier New'" style:font-size-complex="10pt" style:language-complex="none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fo:font-family="'Courier New'" style:font-family-generic="modern" style:font-pitch="fixed" fo:font-size="16pt" fo:language="en" fo:country="GB" fo:font-weight="bold" style:font-size-asian="14pt" style:font-size-complex="14pt"/>
    </style:style>
    <style:style style:name="T28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29" style:family="text">
      <style:text-properties fo:font-size="18pt"/>
    </style:style>
    <style:style style:name="T30" style:family="text">
      <style:text-properties fo:font-size="20pt" fo:language="en" fo:country="GB" style:font-size-asian="32pt" style:font-size-complex="32pt"/>
    </style:style>
    <style:style style:name="T31" style:family="text">
      <style:text-properties style:use-window-font-color="true" fo:font-family="'Courier New'" style:font-family-generic="modern" style:font-pitch="fixed" fo:font-size="16pt"/>
    </style:style>
    <style:style style:name="T32" style:family="text">
      <style:text-properties fo:color="#000000" fo:font-size="20pt" fo:language="en" fo:country="GB" style:font-size-asian="32pt" style:font-size-complex="32pt"/>
    </style:style>
    <style:style style:name="T33" style:family="text">
      <style:text-properties fo:color="#000000" fo:font-size="20pt"/>
    </style:style>
    <style:style style:name="T34" style:family="text">
      <style:text-properties fo:color="#000000"/>
    </style:style>
    <style:style style:name="T35" style:family="text">
      <style:text-properties fo:color="#000000" fo:font-family="'Courier New'" style:font-family-generic="modern" style:font-pitch="fixed" fo:font-size="14pt"/>
    </style:style>
    <style:style style:name="T36" style:family="text">
      <style:text-properties style:use-window-font-color="true" fo:font-family="Arial" style:font-family-generic="swiss" style:font-pitch="variable" fo:font-size="18pt"/>
    </style:style>
    <style:style style:name="T37" style:family="text">
      <style:text-properties fo:color="#000000" fo:font-family="'Courier New'" style:font-family-generic="modern" style:font-pitch="fixed" fo:font-size="16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92cm" text:min-label-width="0.784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drops/S-3.2M5a-200602231656/index.php">Eclipse 3.2 M5a (or M5)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download.eclipse.org/tools/emf/scripts/downloads.php">EMF 2.2.M5</text:a></text:span><text:span text:style-name="T7"> and </text:span><text:span text:style-name="T7"><text:a xlink:href="http://download.eclipse.org/tools/gef/downloads/drops/S-3.2M5-200602241621/index.php">GEF 3.2M5a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<text:a xlink:href="http://www.eclipse.org/ecf/downloads.html">ECF SDK 0.7.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ECF Plugins w/source (via </text:span><text:span text:style-name="T9"><text:a xlink:href="http://www.eclipse.org/ecf/org.eclipse.ecf.docs/ecf-anonymous.psf">project set</text:a></text:span><text:span text:style-name="T8"> file or anon CV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Overview</text:span></text:p>
          </draw:text-box>
        </draw:frame>
        <draw:frame presentation:style-name="pr7" draw:text-style-name="P17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12"><text:span text:style-name="T10">Introduction, Demos: IM/Chat, Collaboration, Shared Editor, VOIP/Call API</text:span></text:p>
              </text:list-item>
            </text:list>
            <text:list text:style-name="L3">
              <text:list-item>
                <text:p text:style-name="P12"><text:span text:style-name="T5">Module 1: <text:s/>ECF Client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1">Trivial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IM/C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Data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Discovery/FileSh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Extensibility with Shared Objec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10">Module 2: <text:s/>ECF Provide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ECF protocol adapters revisi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12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8"><text:span text:style-name="T4">Tutorial Overview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9"><text:span text:style-name="T5">Module 3: <text:s/>You Decide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IM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Multiplayer G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Shared Edi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Other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4" draw:master-page-name="Default">
        <draw:frame presentation:style-name="pr1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emos</text:span></text:p>
          </draw:text-box>
        </draw:frame>
        <draw:frame presentation:style-name="pr11" draw:text-style-name="P16" draw:layer="layout" svg:width="21.484cm" svg:height="10.841cm" svg:x="1.839cm" svg:y="4.934cm" presentation:class="outline">
          <draw:text-box>
            <text:list text:style-name="L3">
              <text:list-item>
                <text:p text:style-name="P16"><text:span text:style-name="T5">XMPP IM/Chat</text:span></text:p>
              </text:list-item>
            </text:list>
            <text:list text:style-name="L3">
              <text:list-item>
                <text:p text:style-name="P16"><text:span text:style-name="T5">IRC</text:span></text:p>
              </text:list-item>
            </text:list>
            <text:list text:style-name="L3">
              <text:list-item>
                <text:p text:style-name="P16"><text:span text:style-name="T5">Collab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URL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Remote view open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5">Shared Workspaces/Edit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5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draw:frame presentation:style-name="pr1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ECF Future</text:span></text:p>
          </draw:text-box>
        </draw:frame>
        <draw:frame presentation:style-name="pr11" draw:text-style-name="P23" draw:layer="layout" svg:width="21.484cm" svg:height="10.841cm" svg:x="1.839cm" svg:y="4.934cm" presentation:class="outline" presentation:user-transformed="true">
          <draw:text-box>
            <text:list text:style-name="L3">
              <text:list-item>
                <text:p text:style-name="P23"><text:span text:style-name="T5">New Sub-projects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Shared Edit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Call API/VOIP/Asteris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Application Sharing/VN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7">ECF+OSGI For Servers</text:span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7"/></text:p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6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13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13">Module 1</text:span><text:span text:style-name="T3"> </text:span><text:span text:style-name="T3"><text:line-break/></text:span><text:span text:style-name="T3"><text:line-break/></text:span><text:span text:style-name="T14">ECF API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4" draw:text-style-name="P21" draw:layer="layout" svg:width="22.904cm" svg:height="2.33cm" svg:x="1.225cm" svg:y="2.014cm" presentation:class="title" presentation:user-transformed="true">
          <draw:text-box>
            <text:p text:style-name="P18"><text:span text:style-name="T4">ECF: <text:s/>Multi-Protocol Communications for Eclipse/RCP</text:span></text:p>
          </draw:text-box>
        </draw:frame>
        <draw:frame presentation:style-name="pr15" draw:text-style-name="P27" draw:layer="layout" svg:width="22.307cm" svg:height="12.679cm" svg:x="1.726cm" svg:y="5.07cm" presentation:class="outline" presentation:user-transformed="true">
          <draw:text-box>
            <text:list text:style-name="L4">
              <text:list-item>
                <text:p text:style-name="P25"><text:span text:style-name="T15">org.eclipse.ecf.core.IContainer: <text:s/>Interoperability through protocol abstraction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Container creation: ECF ContainerFact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6">IContainer c = ContainerFactory.getDefault.createContainer(“type”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IContainer semantics: <text:s/>connect/disconnect/lifecycle/listen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6">c.connect(ID,IConnectContext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6">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6">c.disconnect(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Protocol adapters: <text:s/>aka how to abuse IAdaptab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6">IFileshareContainer fsc = (IFileShareContainer) c.getAdapter(IFileShareContainer.class)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6">if (fsc != null) ..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16" draw:text-style-name="P29" draw:layer="layout" svg:width="22.895cm" svg:height="1.387cm" svg:x="0.905cm" svg:y="2.383cm" presentation:class="title" presentation:user-transformed="true">
          <draw:text-box>
            <text:p text:style-name="P29"><text:span text:style-name="T18">ContainerFactory Extension Point</text:span></text:p>
          </draw:text-box>
        </draw:frame>
        <draw:frame presentation:style-name="pr17" draw:text-style-name="P16" draw:layer="layout" svg:width="21.484cm" svg:height="12.751cm" svg:x="1.839cm" svg:y="4.667cm" presentation:class="outline" presentation:user-transformed="true">
          <draw:text-box>
            <text:list text:style-name="L4">
              <text:list-item>
                <text:p text:style-name="P16"><text:span text:style-name="T15">org.eclipse.ecf.containerFactory</text:span></text:p>
              </text:list-item>
            </text:list>
            <text:list text:style-name="L4">
              <text:list-item>
                <text:p text:style-name="P16"><text:span text:style-name="T15">ECF providers implement communication protocol(s)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XMPP/Jabber, IRC, JMS, ECF 'generic', Yaho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Working on: <text:s/>SIP, JXTA, Jingle, Sametime, RSS+S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Relying upon community involvement/contribution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5">Allows clients/apps to write to IContainer API and not to specific <text:s/>implementation API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6">IContainer container = ContainerFactory.getDefault.createContainer(“ecf.xmpp.smack”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6">IContainer.connect(...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6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9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6" draw:text-style-name="P31" draw:layer="layout" svg:width="22.895cm" svg:height="1.387cm" svg:x="0.941cm" svg:y="2.383cm" presentation:class="title" presentation:user-transformed="true">
          <draw:text-box>
            <text:p text:style-name="P29"><text:span text:style-name="T18">ECF Addressing</text:span></text:p>
          </draw:text-box>
        </draw:frame>
        <draw:frame presentation:style-name="pr19" draw:text-style-name="P16" draw:layer="layout" svg:width="21.631cm" svg:height="12.301cm" svg:x="1.728cm" svg:y="4.456cm" presentation:class="outline" presentation:user-transformed="true">
          <draw:text-box>
            <text:list text:style-name="L4">
              <text:list-item>
                <text:p text:style-name="P16"><text:span text:style-name="T15">Addressing needed for container.connect(</text:span><text:span text:style-name="T19">ID</text:span><text:span text:style-name="T15">,...);</text:span></text:p>
              </text:list-item>
            </text:list>
            <text:list text:style-name="L4">
              <text:list-item>
                <text:p text:style-name="P16"><text:span text:style-name="T15">Represented by instance of org.eclipse.ecf.core.identity.ID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Have URI 'nature'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ecftcp://ecf.eclipse.org:3282/serv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xmpp.smack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<text:a xlink:href="mailto:slewis@composent.com">mailto:slewis@composent.com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Not required to have URI syntax (but frequently do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GUID: <text:s/>AF430D2189AFB8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String: <text:s/>“channel1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3"><text:span text:style-name="T15">IDs also useful as service identifiers (e.g. Discovery), user identifiers (IM/chat), file identifiers (fileshare), channel identifiers (datashare)</text:span></text:p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0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16" draw:text-style-name="P32" draw:layer="layout" svg:width="22.895cm" svg:height="1.387cm" svg:x="0.758cm" svg:y="2.383cm" presentation:class="title" presentation:user-transformed="true">
          <draw:text-box>
            <text:p text:style-name="P6"><text:span text:style-name="T20">Extending Addressing for New Protocols</text:span></text:p>
          </draw:text-box>
        </draw:frame>
        <draw:frame presentation:style-name="pr20" draw:text-style-name="P23" draw:layer="layout" svg:width="21.484cm" svg:height="13.212cm" svg:x="1.839cm" svg:y="4.299cm" presentation:class="outline" presentation:user-transformed="true">
          <draw:text-box>
            <text:list text:style-name="L4">
              <text:list-item>
                <text:p text:style-name="P16"><text:span text:style-name="T15">org.eclipse.ecf.namespace extension point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Plugins provide extension Namespa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e.g. xmpp jabber id syntax: <text:s/>jid:slewis@ecf.eclipse.or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5">Namespace extensions responsible for creating ID instances that follow ID contra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5">Immutab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5">Unique within Namespa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15">Examp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7">ID id1 = IDFactory.getDefault().createID(ns1,”</text:span><text:span text:style-name="T17"><text:a xlink:href="mailto:slewis@ecf.eclipse.org">slewis@ecf.eclipse.org</text:a></text:span><text:span text:style-name="T17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7">ID id2 = IDFactory.getDefault().createID(ns1,”</text:span><text:span text:style-name="T17"><text:a xlink:href="mailto:slewis@composent.com">slewis@composent.com</text:a></text:span><text:span text:style-name="T17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7">ID id3 = IDFactory.getDefault().createID(ns2,”</text:span><text:span text:style-name="T17"><text:a xlink:href="mailto:slewis@ecf.eclipse.org">slewis@ecf.eclipse.org</text:a></text:span><text:span text:style-name="T17">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7">id1.equals(id2) -&gt; false, id1.equals(id3) -&gt; 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6"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1" presentation:class="page"/>
          <draw:frame presentation:style-name="pr18" draw:text-style-name="P6" draw:layer="layout" svg:width="15.426cm" svg:height="11.282cm" svg:x="1.931cm" svg:y="12.183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frame presentation:style-name="pr16" draw:text-style-name="P32" draw:layer="layout" svg:width="22.895cm" svg:height="1.387cm" svg:x="0.721cm" svg:y="2.126cm" presentation:class="title" presentation:user-transformed="true">
          <draw:text-box>
            <text:p text:style-name="P6"><text:span text:style-name="T20">ECF Protocol Adapters</text:span></text:p>
          </draw:text-box>
        </draw:frame>
        <draw:frame presentation:style-name="pr21" draw:text-style-name="P16" draw:layer="layout" svg:width="21.484cm" svg:height="12.642cm" svg:x="1.803cm" svg:y="4.115cm" presentation:class="outline" presentation:user-transformed="true">
          <draw:text-box>
            <text:list text:style-name="L4">
              <text:list-item>
                <text:p text:style-name="P16"><text:span text:style-name="T15">IContainer extends IAdaptable: <text:s/>IContainer.getAdapter(interface);</text:span></text:p>
              </text:list-item>
            </text:list>
            <text:list text:style-name="L4">
              <text:list-item>
                <text:p text:style-name="P16"><text:span text:style-name="T15">Protocol semantics represented by adapter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Presence/chat: <text:s/>IPresenc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Datashare: <text:s/>IChanne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Fileshare: <text:s/>IFileShare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Call API: <text:s/>ICallContai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5">Others..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5">Supports runtime querying of supported communications</text:span></text:p>
              </text:list-item>
            </text:list>
            <text:list text:style-name="L4">
              <text:list-item>
                <text:p text:style-name="P16"><text:span text:style-name="T15">Providers choose to implement protocol adapters</text:span></text:p>
              </text:list-item>
            </text:list>
            <text:list text:style-name="L4">
              <text:list-item>
                <text:p text:style-name="P16"><text:span text:style-name="T21">Exa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6">IPresenceContainer pc = (IPresenceContainer) c.getAdapter(IPresenceContainer.class)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814cm" svg:height="9.609cm" svg:x="3.237cm" svg:y="1.923cm" draw:page-number="12" presentation:class="page"/>
          <draw:frame presentation:style-name="pr18" draw:text-style-name="P6" draw:layer="layout" svg:width="15.426cm" svg:height="11.282cm" svg:x="1.931cm" svg:y="12.18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22" draw:text-style-name="P21" draw:layer="layout" svg:width="22.904cm" svg:height="1.271cm" svg:x="1.298cm" svg:y="2.543cm" presentation:class="title" presentation:user-transformed="true">
          <draw:text-box>
            <text:p text:style-name="P18"><text:span text:style-name="T4">Building Simple Clients</text:span></text:p>
          </draw:text-box>
        </draw:frame>
        <draw:frame presentation:style-name="pr23" draw:text-style-name="P35" draw:layer="layout" svg:width="21.493cm" svg:height="8.407cm" svg:x="1.837cm" svg:y="4.932cm" presentation:class="outline" presentation:user-transformed="true">
          <draw:text-box>
            <text:list text:style-name="L5">
              <text:list-item>
                <text:p text:style-name="P33"><text:span text:style-name="T15"><text:s/></text:span><text:span text:style-name="T15">Create IContainer</text:span></text:p>
              </text:list-item>
            </text:list>
            <text:list text:style-name="L5" text:continue-numbering="true">
              <text:list-item>
                <text:p text:style-name="P34"><text:span text:style-name="T15"><text:s/></text:span><text:span text:style-name="T15">Retrieve/setup protocol adapter</text:span></text:p>
              </text:list-item>
            </text:list>
            <text:list text:style-name="L5" text:continue-numbering="true">
              <text:list-item>
                <text:p text:style-name="P34"><text:span text:style-name="T15"><text:s/></text:span><text:span text:style-name="T15">Create target ID </text:span></text:p>
              </text:list-item>
            </text:list>
            <text:list text:style-name="L5" text:continue-numbering="true">
              <text:list-item>
                <text:p text:style-name="P34"><text:span text:style-name="T15"><text:s/></text:span><text:span text:style-name="T15">Call IContainer.connect(targetID)</text:span></text:p>
              </text:list-item>
            </text:list>
            <text:list text:style-name="L5" text:continue-numbering="true">
              <text:list-item>
                <text:p text:style-name="P34"><text:span text:style-name="T15"><text:s/></text:span><text:span text:style-name="T15">Send/receive messages (via adapter)</text:span></text:p>
              </text:list-item>
            </text:list>
            <text:list text:style-name="L5" text:continue-numbering="true">
              <text:list-item>
                <text:p text:style-name="P34"><text:span text:style-name="T15"><text:s/></text:span><text:span text:style-name="T15">Disconnect</text:span></text:p>
              </text:list-item>
            </text:list>
            <text:list text:style-name="L5" text:continue-numbering="true">
              <text:list-item>
                <text:p text:style-name="P34"><text:span text:style-name="T15"><text:s/></text:span><text:span text:style-name="T15">Dispose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24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Create IContainer</text:span></text:p>
          </draw:text-box>
        </draw:frame>
        <draw:frame draw:style-name="gr3" draw:text-style-name="P37" draw:layer="layout" svg:width="23.261cm" svg:height="3.899cm" svg:x="1.03cm" svg:y="5.422cm">
          <draw:text-box>
            <text:p text:style-name="P6"><text:span text:style-name="T22">IContainer c = ContainerFactory.getDefault().</text:span></text:p>
            <text:p text:style-name="P6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createContainer(“ecf.generic.client”);</text:span></text:p>
            <text:p text:style-name="P6"><text:span text:style-name="T22"/></text:p>
            <text:p text:style-name="P6"><text:span text:style-name="T22">Note: <text:s/>Exception thrown if no associated provider installed or initialization fails</text:span></text:p>
            <text:p text:style-name="P36"><text:span text:style-name="T23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25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xisting ECF providers</text:span></text:p>
          </draw:text-box>
        </draw:frame>
        <draw:frame draw:style-name="gr4" draw:text-style-name="P6" draw:layer="layout" svg:width="0.001cm" svg:height="1.204cm" svg:x="3.638cm" svg:y="3.969cm">
          <draw:text-box>
            <text:p text:style-name="P6"/>
          </draw:text-box>
        </draw:frame>
        <draw:frame draw:style-name="gr5" draw:text-style-name="P38" draw:layer="layout" svg:width="20.762cm" svg:height="12.127cm" svg:x="2.206cm" svg:y="4.667cm">
          <draw:text-box>
            <text:p text:style-name="P6"><text:span text:style-name="T24">Protocol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4">Container Type Name</text:span></text:p>
            <text:p text:style-name="P6"><text:span text:style-name="T25"/></text:p>
            <text:p text:style-name="P6"><text:span text:style-name="T25">XMPP (jabber)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xmpp.smack</text:span></text:p>
            <text:p text:style-name="P6"><text:span text:style-name="T25">Yahoo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ecf.yahoo.jymsg</text:span></text:p>
            <text:p text:style-name="P6"><text:span text:style-name="T25">ECF 'generic'</text:span><text:span text:style-name="T25"><text:tab/></text:span><text:span text:style-name="T25"> client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generic.client</text:span></text:p>
            <text:p text:style-name="P6"><text:span text:style-name="T25">ECF 'generic' serv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generic.server</text:span></text:p>
            <text:p text:style-name="P6"><text:span text:style-name="T25">IRC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irc.irclib</text:span></text:p>
            <text:p text:style-name="P6"><text:span text:style-name="T25">Java Messaging Service</text:span><text:span text:style-name="T25"><text:tab/></text:span><text:span text:style-name="T25"><text:tab/></text:span><text:span text:style-name="T25"><text:tab/></text:span><text:span text:style-name="T25"><text:tab/></text:span><text:span text:style-name="T25">ecf.jms.tcp.client</text:span></text:p>
            <text:p text:style-name="P6"><text:span text:style-name="T25">Zeroconf</text:span><text:span text:style-name="T25"><text:tab/></text:span><text:span text:style-name="T25">/Bonjou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discovery.jmdns</text:span></text:p>
            <text:p text:style-name="P6"><text:span text:style-name="T25"/></text:p>
            <text:p text:style-name="P6"><text:span text:style-name="T25">datashare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generic.channel</text:span></text:p>
            <text:p text:style-name="P6"><text:span text:style-name="T25">fileshare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cf.generic.fileshare</text:span></text:p>
            <text:p text:style-name="P6"><text:span text:style-name="T25"/></text:p>
            <text:p text:style-name="P6"><text:span text:style-name="T25">Sametime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sk Chris A</text:span></text:p>
            <text:p text:style-name="P6"><text:span text:style-name="T25"/></text:p>
            <text:p text:style-name="P6"><text:span text:style-name="T25">...</text:span></text:p>
            <text:p text:style-name="P6"><text:span text:style-name="T25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26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Protocol Adapters</text:span></text:p>
          </draw:text-box>
        </draw:frame>
        <draw:frame draw:style-name="gr6" draw:text-style-name="P37" draw:layer="layout" svg:width="21.462cm" svg:height="12.58cm" svg:x="1.801cm" svg:y="4.263cm">
          <draw:text-box>
            <text:p text:style-name="P6"><text:span text:style-name="T27">//Presence</text:span></text:p>
            <text:p text:style-name="P6"><text:span text:style-name="T22"/></text:p>
            <text:p text:style-name="P6"><text:span text:style-name="T22">IPresenceContainer pc = (IPresenceContainer) container.getAdapter(IPresenceContainer.class);</text:span></text:p>
            <text:p text:style-name="P6"><text:span text:style-name="T22"/></text:p>
            <text:p text:style-name="P6"><text:span text:style-name="T22">if (pc == null) throw new NullPointerException(“presence container not available”);</text:span></text:p>
            <text:p text:style-name="P6"><text:span text:style-name="T22"/></text:p>
            <text:p text:style-name="P6"><text:span text:style-name="T22">else ...</text:span></text:p>
            <text:p text:style-name="P6"><text:span text:style-name="T22"/></text:p>
            <text:p text:style-name="P6"><text:span text:style-name="T27">//Discovery</text:span></text:p>
            <text:p text:style-name="P6"><text:span text:style-name="T22"/></text:p>
            <text:p text:style-name="P6"><text:span text:style-name="T22">IDiscoveryContainer dc (IDiscoveryContainer) container.getAdapter(IDiscoveryContainer.class);</text:span></text:p>
            <text:p text:style-name="P6"><text:span text:style-name="T22"/></text:p>
            <text:p text:style-name="P6"><text:span text:style-name="T22">if (dc == null) throw new NullPointerException(“discovery container not available”);</text:span></text:p>
            <text:p text:style-name="P6"><text:span text:style-name="T22"/></text:p>
            <text:p text:style-name="P6"><text:span text:style-name="T27">//FileShare, Call API, others...</text:span></text:p>
            <text:p text:style-name="P6"><text:span text:style-name="T27"/></text:p>
            <text:p text:style-name="P6"><text:span text:style-name="T22"/></text:p>
            <text:p text:style-name="P36"><text:span text:style-name="T23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27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(connect) Target IDs</text:span></text:p>
          </draw:text-box>
        </draw:frame>
        <draw:frame draw:style-name="gr7" draw:text-style-name="P39" draw:layer="layout" svg:width="22.931cm" svg:height="12.465cm" svg:x="1.176cm" svg:y="4.687cm">
          <draw:text-box>
            <text:p text:style-name="P6"><text:span text:style-name="T28"/></text:p>
            <text:p text:style-name="P6"><text:span text:style-name="T22">// For connection to container...</text:span></text:p>
            <text:p text:style-name="P6"><text:span text:style-name="T22">ID id1 = IDFactory.getDefault().createID(cont.getConnectNamespace(),”ecftcp://ecf.eclipse.org:3282/server”);</text:span></text:p>
            <text:p text:style-name="P6"><text:span text:style-name="T22"/></text:p>
            <text:p text:style-name="P6"><text:span text:style-name="T22">container.connect(id1,null);</text:span></text:p>
            <text:p text:style-name="P6"><text:span text:style-name="T22"/></text:p>
            <text:p text:style-name="P6"><text:span text:style-name="T22"/></text:p>
            <text:p text:style-name="P6"><text:span text:style-name="T22">// Using some other namespace</text:span></text:p>
            <text:p text:style-name="P6"><text:span text:style-name="T22">ID id2 = IDFactory.getDefault().createID(namespace,</text:span></text:p>
            <text:p text:style-name="P6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“</text:span><text:span text:style-name="T22">ecftcp://ecf.eclipse.org:3282/server”);</text:span></text:p>
            <text:p text:style-name="P6"><text:span text:style-name="T22"/></text:p>
            <text:p text:style-name="P6"><text:span text:style-name="T22"/></text:p>
            <text:p text:style-name="P6"><text:span text:style-name="T22">// GUID(SHA1+Base64)/String ID</text:span></text:p>
            <text:p text:style-name="P6"><text:span text:style-name="T22">ID id3 = IDFactory.getDefault().createGUID();</text:span></text:p>
            <text:p text:style-name="P6"><text:span text:style-name="T22"/></text:p>
            <text:p text:style-name="P6"><text:span text:style-name="T22">ID id4 = IDFactory.getDefault().createStringID(“channel1”);</text:span></text:p>
            <text:p text:style-name="P6"><text:span text:style-name="T22"/></text:p>
            <text:p text:style-name="P6"><text:span text:style-name="T22"/></text:p>
            <text:p text:style-name="P6"><text:span text:style-name="T22"/></text:p>
            <text:p text:style-name="P36"><text:span text:style-name="T29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28" draw:text-style-name="P21" draw:layer="layout" svg:width="22.904cm" svg:height="1.271cm" svg:x="1.225cm" svg:y="2.543cm" presentation:class="title" presentation:user-transformed="true">
          <draw:text-box>
            <text:p text:style-name="P18"><text:span text:style-name="T4">ECF ID properties</text:span></text:p>
          </draw:text-box>
        </draw:frame>
        <draw:frame presentation:style-name="pr29" draw:text-style-name="P41" draw:layer="layout" svg:width="21.484cm" svg:height="10.842cm" svg:x="1.839cm" svg:y="4.934cm" presentation:class="outline">
          <draw:text-box>
            <text:list text:style-name="L7">
              <text:list-item>
                <text:p text:style-name="P40"><text:span text:style-name="T30">IDs instances are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0">Immutable: <text:s/>Don't go changin'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30">Unique within Namespace: <text:s/>ID.getName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30">Serializ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30">IAdaptab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30">URI nature: <text:s/>ID.toURI(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0"><text:span text:style-name="T30">java.security.Prinicpa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8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>
        <draw:custom-shape draw:style-name="gr8" draw:text-style-name="P43" draw:layer="layout" svg:width="21.316cm" svg:height="8.93cm" svg:x="1.986cm" svg:y="5.034cm">
          <text:p text:style-name="P42"><text:span text:style-name="T22">// Create container </text:span></text:p>
          <text:p text:style-name="P42"><text:span text:style-name="T22">IContainer container = ContainerFactory.getDefault().createContainer(“ecf.generic.client”);</text:span></text:p>
          <text:p text:style-name="P42"><text:span text:style-name="T22"/></text:p>
          <text:p text:style-name="P42"><text:span text:style-name="T22">// Create target ID for connection</text:span></text:p>
          <text:p text:style-name="P42"><text:span text:style-name="T22">ID targetID = IDFactory.getDefault().createID(container.getConnectNamespace(),”ecftcp://localhost:3282/server”);</text:span></text:p>
          <text:p text:style-name="P42"><text:span text:style-name="T22"/></text:p>
          <text:p text:style-name="P42"><text:span text:style-name="T22">// Connect to a target</text:span></text:p>
          <text:p text:style-name="P42"><text:span text:style-name="T22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30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9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0" draw:style-name="dp4" draw:master-page-name="Default">
        <draw:frame presentation:style-name="pr31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utting it Together: <text:s/>XMPP Clients</text:span></text:p>
          </draw:text-box>
        </draw:frame>
        <draw:frame draw:style-name="gr9" draw:text-style-name="P38" draw:layer="layout" svg:width="15.801cm" svg:height="1.582cm" svg:x="2.058cm" svg:y="4.961cm">
          <draw:text-box>
            <text:p text:style-name="P6"><text:span text:style-name="T25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20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frame presentation:style-name="pr32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atashare</text:span></text:p>
          </draw:text-box>
        </draw:frame>
        <draw:frame draw:style-name="gr10" draw:text-style-name="P38" draw:layer="layout" svg:width="21.608cm" svg:height="12.166cm" svg:x="2.058cm" svg:y="4.961cm">
          <draw:text-box>
            <text:p text:style-name="P6"><text:span text:style-name="T25">API: <text:s text:c="2"/>org.eclipse.ecf.datashare </text:span></text:p>
            <text:p text:style-name="P6"><text:span text:style-name="T25"/></text:p>
            <text:p text:style-name="P6"><text:span text:style-name="T25">Protocol adapter: <text:s/>org.eclipse.ecf.datashare.IChannelContainer</text:span></text:p>
            <text:p text:style-name="P6"><text:span text:style-name="T25"/></text:p>
            <text:p text:style-name="P6"><text:span text:style-name="T25">Example</text:span></text:p>
            <text:p text:style-name="P6"><text:span text:style-name="T25"/></text:p>
            <text:p text:style-name="P6"><text:span text:style-name="T31">IChannelContainer channelContainer = (IChannelContainer) container.getAdapter(IChannelContainer.class);</text:span></text:p>
            <text:p text:style-name="P6"><text:span text:style-name="T31"/></text:p>
            <text:p text:style-name="P6"><text:span text:style-name="T31">IChannel channel = channelContainer.createChannel(id,listener,props);</text:span></text:p>
            <text:p text:style-name="P6"><text:span text:style-name="T25"/></text:p>
            <text:p text:style-name="P6"><text:span text:style-name="T25">Channel used to asynchronously send arbitrary data (byte arrays)</text:span></text:p>
            <text:p text:style-name="P6"><text:span text:style-name="T25"/></text:p>
            <text:p text:style-name="P6"><text:span text:style-name="T31">channel.sendMessage(“hello”.getBytes());</text:span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</draw:text-box>
        </draw:frame>
        <presentation:notes draw:style-name="dp3">
          <draw:page-thumbnail draw:layer="layout" svg:width="12.819cm" svg:height="9.613cm" svg:x="3.237cm" svg:y="1.923cm" draw:page-number="21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Default">
        <draw:frame presentation:style-name="pr33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Datashare Characteristics</text:span></text:p>
          </draw:text-box>
        </draw:frame>
        <draw:frame presentation:style-name="pr11" draw:text-style-name="P44" draw:layer="layout" svg:width="21.484cm" svg:height="10.841cm" svg:x="1.913cm" svg:y="4.677cm" presentation:class="outline" presentation:user-transformed="true">
          <draw:text-box>
            <text:list text:style-name="L3">
              <text:list-item>
                <text:p text:style-name="P44"><text:span text:style-name="T32">Sender Ordering (FIFO). <text:s/></text:span><text:span text:style-name="T33">Receivers guaranteed to get messages in same order they were sent</text:span></text:p>
              </text:list-item>
            </text:list>
            <text:list text:style-name="L3">
              <text:list-item>
                <text:list>
                  <text:list-item>
                    <text:p text:style-name="P45"><text:span text:style-name="T33">No stronger ordering guarantees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34">Datashare Events</text:span></text:p>
              </text:list-item>
            </text:list>
            <text:list text:style-name="L3">
              <text:list-item>
                <text:list>
                  <text:list-item>
                    <text:p text:style-name="P22"><text:span text:style-name="T34">IChannelInitializeEvent – once upon channel creation/initializ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4">IChannelGroupJoinEvent – once for every connect/jo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4">IChannelMessageEvent – once for every sendMess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<text:span text:style-name="T34">IChannelGroupDepartedEvent – once for every disconnec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19cm" svg:height="9.613cm" svg:x="3.237cm" svg:y="1.923cm" draw:page-number="22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draw:frame presentation:style-name="pr34" draw:text-style-name="P21" draw:layer="layout" svg:width="22.904cm" svg:height="1.271cm" svg:x="1.337cm" svg:y="2.508cm" presentation:class="title" presentation:user-transformed="true">
          <draw:text-box>
            <text:p text:style-name="P18"><text:span text:style-name="T4">Protocol Adapter: <text:s/>Discovery</text:span></text:p>
          </draw:text-box>
        </draw:frame>
        <draw:frame draw:style-name="gr11" draw:text-style-name="P38" draw:layer="layout" svg:width="21.608cm" svg:height="14.965cm" svg:x="2.058cm" svg:y="4.373cm">
          <draw:text-box>
            <text:p text:style-name="P6"><text:span text:style-name="T25">Discovery API: <text:s text:c="2"/>org.eclipse.ecf.discovery</text:span></text:p>
            <text:p text:style-name="P6"><text:span text:style-name="T25"/></text:p>
            <text:p text:style-name="P6"><text:span text:style-name="T25">Protocol adapter: <text:s/>org.eclipse.ecf.discovery.IDiscoveryContainer</text:span></text:p>
            <text:p text:style-name="P6"><text:span text:style-name="T25"/></text:p>
            <text:p text:style-name="P6"><text:span text:style-name="T25">Example</text:span></text:p>
            <text:p text:style-name="P6"><text:span text:style-name="T25"/></text:p>
            <text:p text:style-name="P6"><text:span text:style-name="T31">IDiscoveryContainer discoveryContainer = (IDiscoveryContainer) container.getAdapter(IDiscoveryContainer.class);</text:span></text:p>
            <text:p text:style-name="P6"><text:span text:style-name="T31"/></text:p>
            <text:p text:style-name="P6"><text:span text:style-name="T31">IserviceTypeListener listener = new IServiceTypeListener() { ... };</text:span></text:p>
            <text:p text:style-name="P6"><text:span text:style-name="T31"/></text:p>
            <text:p text:style-name="P6"><text:span text:style-name="T31">discoveryContainer.addServiceTypeListener(listener);</text:span></text:p>
            <text:p text:style-name="P6"><text:span text:style-name="T31"/></text:p>
            <text:p text:style-name="P6"><text:span text:style-name="T31"/></text:p>
            <text:p text:style-name="P6"><text:span text:style-name="T25">Listeners called asynchronously when service types are discovered</text:span></text:p>
            <text:p text:style-name="P6"><text:span text:style-name="T35"/></text:p>
            <text:p text:style-name="P6"><text:span text:style-name="T36">To register service types/services</text:span></text:p>
            <text:p text:style-name="P6"><text:span text:style-name="T35"/></text:p>
            <text:p text:style-name="P6"><text:span text:style-name="T35">discoveryContainer.registerServiceType("_ecftcp._tcp.local.");</text:span></text:p>
            <text:p text:style-name="P6"><text:span text:style-name="T35">discoveryContainer.registerService(serviceInfo);</text:span></text:p>
            <text:p text:style-name="P6"><text:span text:style-name="T34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</draw:text-box>
        </draw:frame>
        <presentation:notes draw:style-name="dp3">
          <draw:page-thumbnail draw:layer="layout" svg:width="12.819cm" svg:height="9.613cm" svg:x="3.237cm" svg:y="1.923cm" draw:page-number="2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draw:frame presentation:style-name="pr35" draw:text-style-name="P21" draw:layer="layout" svg:width="22.904cm" svg:height="2.33cm" svg:x="1.337cm" svg:y="1.979cm" presentation:class="title" presentation:user-transformed="true">
          <draw:text-box>
            <text:p text:style-name="P18"><text:span text:style-name="T4">Protocol Adapter: <text:s/>Shared Object Containers/Shared Objects</text:span></text:p>
          </draw:text-box>
        </draw:frame>
        <draw:frame draw:style-name="gr12" draw:text-style-name="P38" draw:layer="layout" svg:width="21.608cm" svg:height="14.424cm" svg:x="2.058cm" svg:y="5.328cm">
          <draw:text-box>
            <text:p text:style-name="P6"><text:span text:style-name="T25">Shared Object API: <text:s text:c="2"/>org.eclipse.ecf.core</text:span></text:p>
            <text:p text:style-name="P6"><text:span text:style-name="T25"/></text:p>
            <text:p text:style-name="P6"><text:span text:style-name="T25">Protocol adapter: <text:s/>org.eclipse.ecf.core.ISharedObjectContainer</text:span></text:p>
            <text:p text:style-name="P6"><text:span text:style-name="T25"/></text:p>
            <text:p text:style-name="P6"><text:span text:style-name="T25">Example</text:span></text:p>
            <text:p text:style-name="P6"><text:span text:style-name="T25"/></text:p>
            <text:p text:style-name="P6"><text:span text:style-name="T31">ISharedObjectContainer soContainer = (ISharedObjectContainer) container.getAdapter(ISharedObjectContainer.class);</text:span></text:p>
            <text:p text:style-name="P6"><text:span text:style-name="T31"/></text:p>
            <text:p text:style-name="P6"><text:span text:style-name="T31">ISharedObject so = SharedObjectFactory.getDefault().createSharedObject(“mysharedobject”);</text:span></text:p>
            <text:p text:style-name="P6"><text:span text:style-name="T31"/></text:p>
            <text:p text:style-name="P6"><text:span text:style-name="T31">ID soID = IDFactory.getDefault().createGUID();</text:span></text:p>
            <text:p text:style-name="P6"><text:span text:style-name="T31"/></text:p>
            <text:p text:style-name="P6"><text:span text:style-name="T31">soContainer.getSharedObjectManager().addSharedObject(soID,so,new HashMap());</text:span></text:p>
            <text:p text:style-name="P6"><text:span text:style-name="T31"/></text:p>
            <text:p text:style-name="P6"><text:span text:style-name="T31"/></text:p>
            <text:p text:style-name="P6"><text:span text:style-name="T37"/></text:p>
            <text:p text:style-name="P6"><text:span text:style-name="T31"/></text:p>
            <text:p text:style-name="P6"><text:span text:style-name="T25"/></text:p>
            <text:p text:style-name="P6"><text:span text:style-name="T25"/></text:p>
            <text:p text:style-name="P6"><text:span text:style-name="T25"/></text:p>
            <text:p text:style-name="P6"><text:span text:style-name="T25"/></text:p>
          </draw:text-box>
        </draw:frame>
        <presentation:notes draw:style-name="dp3">
          <draw:page-thumbnail draw:layer="layout" svg:width="12.819cm" svg:height="9.613cm" svg:x="3.237cm" svg:y="1.923cm" draw:page-number="24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9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9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9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14T11:22:24</dc:date>
    <meta:print-date>2006-02-26T17:56:38</meta:print-date>
    <dc:language>en-US</dc:language>
    <meta:editing-cycles>325</meta:editing-cycles>
    <meta:editing-duration>P1DT18H52M29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